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d5a" officeooo:paragraph-rsid="00076d5a"/>
    </style:style>
    <style:style style:name="P2" style:family="paragraph" style:parent-style-name="Standard">
      <style:text-properties officeooo:rsid="00093568" officeooo:paragraph-rsid="00093568"/>
    </style:style>
    <style:style style:name="T1" style:family="text">
      <style:text-properties officeooo:rsid="00076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I fortunately found the parser to be quite straightforwards after the in class examples. Stmt was the only function that began to throw me for a loop, but it boiled down to a nice enough switch statement. </text:span></text:p>
      <text:p text:style-name="Standard"/>
      <text:p text:style-name="P1">For testing, I made a struct test that does more than basic parsing, looking at structs that reference each other as well. This will work trivially right now, but won’t necessarily as we go further. </text:p>
      <text:p text:style-name="P1"/>
      <text:p text:style-name="P1">Function overloading test is similar, looking at simple enough function decls with the same initial ID. It also tests multiple levels of function inputs. </text:p>
      <text:p text:style-name="P1"/>
      <text:p text:style-name="P2">Missing braces with structs tests that structs check their finishes properly by ensuring that there is a proper }. It also tests if structs can be initialized inside of structs (They shouldn’t be!)</text:p>
      <text:p text:style-name="P2"/>
      <text:p text:style-name="P2">Missing parens inside func def checks that parenthesis are properly looked for while within a function definition. ‘)’ !=’}’ :thumbs_up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0:19:02.728431652</meta:creation-date>
    <dc:date>2025-02-13T01:38:52.254242030</dc:date>
    <meta:editing-duration>PT1M25S</meta:editing-duration>
    <meta:editing-cycles>1</meta:editing-cycles>
    <meta:document-statistic meta:table-count="0" meta:image-count="0" meta:object-count="0" meta:page-count="1" meta:paragraph-count="5" meta:word-count="149" meta:character-count="892" meta:non-whitespace-character-count="744"/>
    <meta:generator>LibreOffice/24.8.4.2$Linux_X86_64 LibreOffice_project/480$Build-2</meta:generator>
  </office:meta>
</office:document-meta>
</file>